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4_08-14-30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1 E-139-34-49.54</text:p>
          </table:table-cell>
          <table:table-cell table:style-name="ce28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04_10-38-47_000.jpg</text:p>
          </table:table-cell>
          <table:table-cell table:style-name="ce15" office:value-type="string">
            <text:p>:m 1-2*3 RES / 245 / 『古典場から量子場への道』　高橋康 / p.99</text:p>
          </table:table-cell>
          <table:table-cell table:style-name="ce3"/>
          <table:table-cell table:style-name="ce3"/>
          <table:table-cell table:style-name="ce3" office:value-type="string">
            <text:p>N-35-35-28.34 E-139-34-49.76</text:p>
          </table:table-cell>
          <table:table-cell table:style-name="ce28" table:formula="of:=IF([.E3]=&quot;&quot;;[.C3];CONCATENATE([.C3];&quot; / &quot;;[.E3]))" office:value-type="string" office:string-value=":m 1-2*3 RES / 245 / 『古典場から量子場への道』　高橋康 / p.99">
            <text:p>:m 1-2*3 RES / 245 / 『古典場から量子場への道』　高橋康 / p.9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04_10-39-18_000.jpg</text:p>
          </table:table-cell>
          <table:table-cell table:style-name="ce15" office:value-type="string">
            <text:p>:m 3*3 RES / 245 / 『古典場から量子場への道』　高橋康 / p.99</text:p>
          </table:table-cell>
          <table:table-cell table:style-name="ce21"/>
          <table:table-cell table:style-name="ce3"/>
          <table:table-cell table:style-name="ce3" office:value-type="string">
            <text:p>N-35-35-28.9 E-139-34-49.38</text:p>
          </table:table-cell>
          <table:table-cell table:style-name="ce28" table:formula="of:=IF([.E4]=&quot;&quot;;[.C4];CONCATENATE([.C4];&quot; / &quot;;[.E4]))" office:value-type="string" office:string-value=":m 3*3 RES / 245 / 『古典場から量子場への道』　高橋康 / p.99">
            <text:p>:m 3*3 RES / 245 / 『古典場から量子場への道』　高橋康 / p.9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04_11-05-33_000.jpg</text:p>
          </table:table-cell>
          <table:table-cell table:style-name="ce14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4 E-139-34-49.6</text:p>
          </table:table-cell>
          <table:table-cell table:style-name="ce2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04_13-58-07_000.jpg</text:p>
          </table:table-cell>
          <table:table-cell table:style-name="ce19" office:value-type="string">
            <text:p>:m RES 1*1 / free# JVEMV6 44#8.4.3_34 / 44. currency / 8. prog-python / 4. tester / 3. id- / memo / case-of-C1-for-loop</text:p>
          </table:table-cell>
          <table:table-cell table:style-name="ce20"/>
          <table:table-cell table:style-name="ce3"/>
          <table:table-cell table:style-name="ce3" office:value-type="string">
            <text:p>N-35-35-29.52 E-139-34-49.87</text:p>
          </table:table-cell>
          <table:table-cell table:style-name="ce28" table:formula="of:=IF([.E6]=&quot;&quot;;[.C6];CONCATENATE([.C6];&quot; / &quot;;[.E6]))" office:value-type="string" office:string-value=":m RES 1*1 / free# JVEMV6 44#8.4.3_34 / 44. currency / 8. prog-python / 4. tester / 3. id- / memo / case-of-C1-for-loop">
            <text:p>:m RES 1*1 / free# JVEMV6 44#8.4.3_34 / 44. currency / 8. prog-python / 4. tester / 3. id- / memo / case-of-C1-for-loop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04_16-41-03_000.jpg</text:p>
          </table:table-cell>
          <table:table-cell table:style-name="ce14" office:value-type="string">
            <text:p>JVEMV6 52#11.5_1 / 52. 自然観察 / 11. identify / 5. ANY / きのこ</text:p>
          </table:table-cell>
          <table:table-cell table:style-name="ce12"/>
          <table:table-cell table:style-name="ce3"/>
          <table:table-cell table:style-name="ce3" office:value-type="string">
            <text:p>N-35-35-28.37 E-139-34-49.54</text:p>
          </table:table-cell>
          <table:table-cell table:style-name="ce28" table:formula="of:=IF([.E7]=&quot;&quot;;[.C7];CONCATENATE([.C7];&quot; / &quot;;[.E7]))" office:value-type="string" office:string-value="JVEMV6 52#11.5_1 / 52. 自然観察 / 11. identify / 5. ANY / きのこ">
            <text:p>JVEMV6 52#11.5_1 / 52. 自然観察 / 11. identify / 5. ANY / きのこ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2019-12-04_18-47-49_000.jpg</text:p>
          </table:table-cell>
          <table:table-cell table:style-name="ce15" office:value-type="string">
            <text:p>:m music / log / gt / || s.1:m-3,r || s.2:et-6,r,patt-19(1),patt-19(2),t.100,R=1 || s.3:et-6,r,patt-18(4),t.85 || s.4:et-6,patt,patt-18(4)-1.n,t.80,R=2 || s.5:et-1,r,for=tapping,patt-4(6),file=1202-4,t.80,patt-4(6)-1.n,R=3,patt-4(6)-2,R=4</text:p>
          </table:table-cell>
          <table:table-cell table:style-name="ce14"/>
          <table:table-cell table:style-name="ce3"/>
          <table:table-cell table:style-name="ce3" office:value-type="string">
            <text:p>N-35-35-28.52 E-139-34-49.22</text:p>
          </table:table-cell>
          <table:table-cell table:style-name="ce28" table:formula="of:=IF([.E8]=&quot;&quot;;[.C8];CONCATENATE([.C8];&quot; / &quot;;[.E8]))" office:value-type="string" office:string-value=":m music / log / gt / || s.1:m-3,r || s.2:et-6,r,patt-19(1),patt-19(2),t.100,R=1 || s.3:et-6,r,patt-18(4),t.85 || s.4:et-6,patt,patt-18(4)-1.n,t.80,R=2 || s.5:et-1,r,for=tapping,patt-4(6),file=1202-4,t.80,patt-4(6)-1.n,R=3,patt-4(6)-2,R=4">
            <text:p>:m music / log / gt / || s.1:m-3,r || s.2:et-6,r,patt-19(1),patt-19(2),t.100,R=1 || s.3:et-6,r,patt-18(4),t.85 || s.4:et-6,patt,patt-18(4)-1.n,t.80,R=2 || s.5:et-1,r,for=tapping,patt-4(6),file=1202-4,t.80,patt-4(6)-1.n,R=3,patt-4(6)-2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04_20-45-33_000.jpg</text:p>
          </table:table-cell>
          <table:table-cell table:style-name="ce14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8 E-139-34-49.82</text:p>
          </table:table-cell>
          <table:table-cell table:style-name="ce2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05_00-31-34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46 E-139-34-49.54</text:p>
          </table:table-cell>
          <table:table-cell table:style-name="ce28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05_00-31-47_000.jpg</text:p>
          </table:table-cell>
          <table:table-cell table:style-name="ce14" office:value-type="string">
            <text:p>:PHOTO 面白いもの / @自室 t=夜中 / 記録用 / 光の加減 / ロウソク、線香 / N-35-35-28.53 E-139-34-49.22</text:p>
          </table:table-cell>
          <table:table-cell table:style-name="ce12"/>
          <table:table-cell table:style-name="ce3" table:formula="of:=[.F11]" office:value-type="string" office:string-value="N-35-35-28.53 E-139-34-49.22">
            <text:p>N-35-35-28.53 E-139-34-49.22</text:p>
          </table:table-cell>
          <table:table-cell table:style-name="ce3" office:value-type="string">
            <text:p>N-35-35-28.53 E-139-34-49.22</text:p>
          </table:table-cell>
          <table:table-cell table:style-name="ce28" table:formula="of:=IF([.E11]=&quot;&quot;;[.C11];CONCATENATE([.C11];&quot; / &quot;;[.E11]))" office:value-type="string" office:string-value=":PHOTO 面白いもの / @自室 t=夜中 / 記録用 / 光の加減 / ロウソク、線香 / N-35-35-28.53 E-139-34-49.22 / N-35-35-28.53 E-139-34-49.22">
            <text:p>:PHOTO 面白いもの / @自室 t=夜中 / 記録用 / 光の加減 / ロウソク、線香 / N-35-35-28.53 E-139-34-49.22 / N-35-35-28.53 E-139-34-49.22</text:p>
          </table:table-cell>
          <table:table-cell table:style-name="ce3" office:value-type="string">
            <text:p>)</text:p>
          </table:table-cell>
          <table:table-cell table:style-name="ce29"/>
          <table:table-cell table:number-columns-repeated="1015"/>
        </table:table-row>
        <table:table-row table:style-name="ro1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09-10_15-53-58_000.m4a</text:p>
          </table:table-cell>
          <table:table-cell table:style-name="ce14" office:value-type="string">
            <text:p>:VOICE-MEMO / @自宅 / idea / fx-prog,mt4 / trade-rule / トレンドが上がり下がりを判定するプログラム</text:p>
          </table:table-cell>
          <table:table-cell table:style-name="ce14"/>
          <table:table-cell table:style-name="ce3"/>
          <table:table-cell table:style-name="ce3"/>
          <table:table-cell table:style-name="ce28" table:formula="of:=IF([.E12]=&quot;&quot;;[.C12];CONCATENATE([.C12];&quot; / &quot;;[.E12]))" office:value-type="string" office:string-value=":VOICE-MEMO / @自宅 / idea / fx-prog,mt4 / trade-rule / トレンドが上がり下がりを判定するプログラム">
            <text:p>:VOICE-MEMO / @自宅 / idea / fx-prog,mt4 / trade-rule / トレンドが上がり下がりを判定するプログラム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09-10_17-20-47_000.m4a</text:p>
          </table:table-cell>
          <table:table-cell table:style-name="ce14" office:value-type="string">
            <text:p>:VOICE-MEMO / @自宅 / メモ / guitar,gt / 演奏、play / g-0910-1 / rs-18.N based-on=f-6,R=1,(1)</text:p>
          </table:table-cell>
          <table:table-cell table:style-name="ce15"/>
          <table:table-cell table:style-name="ce3"/>
          <table:table-cell table:style-name="ce3"/>
          <table:table-cell table:style-name="ce28" table:formula="of:=IF([.E13]=&quot;&quot;;[.C13];CONCATENATE([.C13];&quot; / &quot;;[.E13]))" office:value-type="string" office:string-value=":VOICE-MEMO / @自宅 / メモ / guitar,gt / 演奏、play / g-0910-1 / rs-18.N based-on=f-6,R=1,(1)">
            <text:p>:VOICE-MEMO / @自宅 / メモ / guitar,gt / 演奏、play / g-0910-1 / rs-18.N based-on=f-6,R=1,(1)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09-10_17-30-33_000.m4a</text:p>
          </table:table-cell>
          <table:table-cell table:style-name="ce14" office:value-type="string">
            <text:p>:VOICE-MEMO / @自宅 / メモ / guitar,gt / 演奏、play / g-0910-2 / s.p.-1.N R=2</text:p>
          </table:table-cell>
          <table:table-cell table:style-name="ce20"/>
          <table:table-cell table:style-name="ce3"/>
          <table:table-cell table:style-name="ce3"/>
          <table:table-cell table:style-name="ce28" table:formula="of:=IF([.E14]=&quot;&quot;;[.C14];CONCATENATE([.C14];&quot; / &quot;;[.E14]))" office:value-type="string" office:string-value=":VOICE-MEMO / @自宅 / メモ / guitar,gt / 演奏、play / g-0910-2 / s.p.-1.N R=2">
            <text:p>:VOICE-MEMO / @自宅 / メモ / guitar,gt / 演奏、play / g-0910-2 / s.p.-1.N R=2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09-10_17-49-33_000.m4a</text:p>
          </table:table-cell>
          <table:table-cell table:style-name="ce14" office:value-type="string">
            <text:p>:VOICE-MEMO / @自宅 / メモ / guitar,gt / 演奏、play / g-0910-3 / f-46.N I.f.=f-5,R=3</text:p>
          </table:table-cell>
          <table:table-cell table:style-name="ce12"/>
          <table:table-cell table:style-name="ce3"/>
          <table:table-cell table:style-name="ce3"/>
          <table:table-cell table:style-name="ce28" table:formula="of:=IF([.E15]=&quot;&quot;;[.C15];CONCATENATE([.C15];&quot; / &quot;;[.E15]))" office:value-type="string" office:string-value=":VOICE-MEMO / @自宅 / メモ / guitar,gt / 演奏、play / g-0910-3 / f-46.N I.f.=f-5,R=3">
            <text:p>:VOICE-MEMO / @自宅 / メモ / guitar,gt / 演奏、play / g-0910-3 / f-46.N I.f.=f-5,R=3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09-10_18-02-58_000.m4a</text:p>
          </table:table-cell>
          <table:table-cell table:style-name="ce14" office:value-type="string">
            <text:p>:VOICE-MEMO / @自宅 / メモ / guitar,gt / 演奏、play / g-0910-4 / rs-19.N ref=f-5,R=4</text:p>
          </table:table-cell>
          <table:table-cell table:style-name="ce14"/>
          <table:table-cell table:style-name="ce3"/>
          <table:table-cell table:style-name="ce3"/>
          <table:table-cell table:style-name="ce28" table:formula="of:=IF([.E16]=&quot;&quot;;[.C16];CONCATENATE([.C16];&quot; / &quot;;[.E16]))" office:value-type="string" office:string-value=":VOICE-MEMO / @自宅 / メモ / guitar,gt / 演奏、play / g-0910-4 / rs-19.N ref=f-5,R=4">
            <text:p>:VOICE-MEMO / @自宅 / メモ / guitar,gt / 演奏、play / g-0910-4 / rs-19.N ref=f-5,R=4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09-10_18-18-14_000.m4a</text:p>
          </table:table-cell>
          <table:table-cell table:style-name="ce14" office:value-type="string">
            <text:p>:VOICE-MEMO / @自宅 / メモ / guitar,gt / 演奏、play / g-0910-5 / c.p.-11.N k.Em,cp=6m-7m-1</text:p>
          </table:table-cell>
          <table:table-cell table:style-name="ce15"/>
          <table:table-cell table:style-name="ce3"/>
          <table:table-cell table:style-name="ce3"/>
          <table:table-cell table:style-name="ce28" table:formula="of:=IF([.E17]=&quot;&quot;;[.C17];CONCATENATE([.C17];&quot; / &quot;;[.E17]))" office:value-type="string" office:string-value=":VOICE-MEMO / @自宅 / メモ / guitar,gt / 演奏、play / g-0910-5 / c.p.-11.N k.Em,cp=6m-7m-1">
            <text:p>:VOICE-MEMO / @自宅 / メモ / guitar,gt / 演奏、play / g-0910-5 / c.p.-11.N k.Em,cp=6m-7m-1</text:p>
          </table:table-cell>
          <table:table-cell table:style-name="ce3"/>
          <table:table-cell table:style-name="ce29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09-11_10-11-21_000.m4a</text:p>
          </table:table-cell>
          <table:table-cell table:style-name="ce14" office:value-type="string">
            <text:p>:VOICE-MEMO / @自宅 / 思い出したこと / 中国への語学留学、岩本仙人</text:p>
          </table:table-cell>
          <table:table-cell table:style-name="ce12"/>
          <table:table-cell table:style-name="ce3"/>
          <table:table-cell table:style-name="ce3"/>
          <table:table-cell table:style-name="ce28" table:formula="of:=IF([.E18]=&quot;&quot;;[.C18];CONCATENATE([.C18];&quot; / &quot;;[.E18]))" office:value-type="string" office:string-value=":VOICE-MEMO / @自宅 / 思い出したこと / 中国への語学留学、岩本仙人">
            <text:p>:VOICE-MEMO / @自宅 / 思い出したこと / 中国への語学留学、岩本仙人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09-11_17-44-02_000.m4a</text:p>
          </table:table-cell>
          <table:table-cell table:style-name="ce14" office:value-type="string">
            <text:p>:VOICE-MEMO / @自宅 / メモ / guitar,gt / 演奏、play / g-0911-1 / te-9a.N teq=3-str-slide,span=2-flet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19]=&quot;&quot;;[.C19];CONCATENATE([.C19];&quot; / &quot;;[.E19]))" office:value-type="string" office:string-value=":VOICE-MEMO / @自宅 / メモ / guitar,gt / 演奏、play / g-0911-1 / te-9a.N teq=3-str-slide,span=2-flet,R=1">
            <text:p>:VOICE-MEMO / @自宅 / メモ / guitar,gt / 演奏、play / g-0911-1 / te-9a.N teq=3-str-slide,span=2-flet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09-11_18-03-21_000.m4a</text:p>
          </table:table-cell>
          <table:table-cell table:style-name="ce14" office:value-type="string">
            <text:p>:VOICE-MEMO / @自宅 / メモ / guitar,gt / 演奏、play / g-0911-2 / rs-2;v-2.N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0]=&quot;&quot;;[.C20];CONCATENATE([.C20];&quot; / &quot;;[.E20]))" office:value-type="string" office:string-value=":VOICE-MEMO / @自宅 / メモ / guitar,gt / 演奏、play / g-0911-2 / rs-2;v-2.N,R=2">
            <text:p>:VOICE-MEMO / @自宅 / メモ / guitar,gt / 演奏、play / g-0911-2 / rs-2;v-2.N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09-12_04-27-23_000.m4a</text:p>
          </table:table-cell>
          <table:table-cell table:style-name="ce14" office:value-type="string">
            <text:p>:VOICE-MEMO / @自宅 / 思い出したこと / 父親をやっていた人、スタンフォードでのスピーチ、ライフル協会、生徒からの質問</text:p>
          </table:table-cell>
          <table:table-cell table:style-name="ce20"/>
          <table:table-cell table:style-name="ce3"/>
          <table:table-cell table:style-name="ce3"/>
          <table:table-cell table:style-name="ce28" table:formula="of:=IF([.E21]=&quot;&quot;;[.C21];CONCATENATE([.C21];&quot; / &quot;;[.E21]))" office:value-type="string" office:string-value=":VOICE-MEMO / @自宅 / 思い出したこと / 父親をやっていた人、スタンフォードでのスピーチ、ライフル協会、生徒からの質問">
            <text:p>:VOICE-MEMO / @自宅 / 思い出したこと / 父親をやっていた人、スタンフォードでのスピーチ、ライフル協会、生徒からの質問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09-12_07-09-26_000.m4a</text:p>
          </table:table-cell>
          <table:table-cell table:style-name="ce14" office:value-type="string">
            <text:p>:VOICE-MEMO / @自室 / idea,lets / 仕事日記 / 警備の人の項目、やってもらったこと</text:p>
          </table:table-cell>
          <table:table-cell table:style-name="ce20"/>
          <table:table-cell table:style-name="ce3"/>
          <table:table-cell table:style-name="ce3"/>
          <table:table-cell table:style-name="ce28" table:formula="of:=IF([.E22]=&quot;&quot;;[.C22];CONCATENATE([.C22];&quot; / &quot;;[.E22]))" office:value-type="string" office:string-value=":VOICE-MEMO / @自室 / idea,lets / 仕事日記 / 警備の人の項目、やってもらったこと">
            <text:p>:VOICE-MEMO / @自室 / idea,lets / 仕事日記 / 警備の人の項目、やってもらったこと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2]+1" office:value-type="float" office:value="22">
            <text:p>22</text:p>
          </table:table-cell>
          <table:table-cell table:style-name="ce3" office:value-type="string">
            <text:p>2019-09-12_19-20-59_000.m4a</text:p>
          </table:table-cell>
          <table:table-cell table:style-name="ce14" office:value-type="string">
            <text:p>:VOICE-MEMO / @自室 / idea / 戦況について / 運動期間中、投票を促す活動をやる、選挙支援運動</text:p>
          </table:table-cell>
          <table:table-cell table:style-name="ce12"/>
          <table:table-cell table:style-name="ce3"/>
          <table:table-cell table:style-name="ce3"/>
          <table:table-cell table:style-name="ce28" table:formula="of:=IF([.E23]=&quot;&quot;;[.C23];CONCATENATE([.C23];&quot; / &quot;;[.E23]))" office:value-type="string" office:string-value=":VOICE-MEMO / @自室 / idea / 戦況について / 運動期間中、投票を促す活動をやる、選挙支援運動">
            <text:p>:VOICE-MEMO / @自室 / idea / 戦況について / 運動期間中、投票を促す活動をやる、選挙支援運動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3]+1" office:value-type="float" office:value="23">
            <text:p>23</text:p>
          </table:table-cell>
          <table:table-cell table:style-name="ce3" office:value-type="string">
            <text:p>2019-12-04_17-58-57_000.mov</text:p>
          </table:table-cell>
          <table:table-cell table:style-name="ce6" office:value-type="string">
            <text:p>:VIDEO / @自宅 / メモ / guitar,gt / 演奏、play / g-1204-1 / et-6 r,patt-19(1),patt-19(2),t.100,R=1</text:p>
          </table:table-cell>
          <table:table-cell table:style-name="ce3"/>
          <table:table-cell table:style-name="ce3"/>
          <table:table-cell table:style-name="ce3"/>
          <table:table-cell table:style-name="ce28" table:formula="of:=IF([.E24]=&quot;&quot;;[.C24];CONCATENATE([.C24];&quot; / &quot;;[.E24]))" office:value-type="string" office:string-value=":VIDEO / @自宅 / メモ / guitar,gt / 演奏、play / g-1204-1 / et-6 r,patt-19(1),patt-19(2),t.100,R=1">
            <text:p>:VIDEO / @自宅 / メモ / guitar,gt / 演奏、play / g-1204-1 / et-6 r,patt-19(1),patt-19(2),t.100,R=1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4]+1" office:value-type="float" office:value="24">
            <text:p>24</text:p>
          </table:table-cell>
          <table:table-cell table:style-name="ce3" office:value-type="string">
            <text:p>2019-12-04_18-17-56_000.mov</text:p>
          </table:table-cell>
          <table:table-cell table:style-name="ce6" office:value-type="string">
            <text:p>:VIDEO / @自宅 / メモ / guitar,gt / 演奏、play / g-1204-2 / et-6 patt,patt-18(4)-1.n,t.80,R=2</text:p>
          </table:table-cell>
          <table:table-cell table:style-name="ce3"/>
          <table:table-cell table:style-name="ce3"/>
          <table:table-cell table:style-name="ce3"/>
          <table:table-cell table:style-name="ce28" table:formula="of:=IF([.E25]=&quot;&quot;;[.C25];CONCATENATE([.C25];&quot; / &quot;;[.E25]))" office:value-type="string" office:string-value=":VIDEO / @自宅 / メモ / guitar,gt / 演奏、play / g-1204-2 / et-6 patt,patt-18(4)-1.n,t.80,R=2">
            <text:p>:VIDEO / @自宅 / メモ / guitar,gt / 演奏、play / g-1204-2 / et-6 patt,patt-18(4)-1.n,t.80,R=2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5]+1" office:value-type="float" office:value="25">
            <text:p>25</text:p>
          </table:table-cell>
          <table:table-cell table:style-name="ce3" office:value-type="string">
            <text:p>2019-12-04_18-30-38_000.mov</text:p>
          </table:table-cell>
          <table:table-cell table:style-name="ce6" office:value-type="string">
            <text:p>:VIDEO / @自宅 / メモ / guitar,gt / 演奏、play / g-1204-3 / et-1 r,for=tapping,patt-4(6),file=1202-4,t.80,patt-4(6)-1.n,R=3</text:p>
          </table:table-cell>
          <table:table-cell table:style-name="ce3"/>
          <table:table-cell table:style-name="ce3"/>
          <table:table-cell table:style-name="ce3"/>
          <table:table-cell table:style-name="ce28" table:formula="of:=IF([.E26]=&quot;&quot;;[.C26];CONCATENATE([.C26];&quot; / &quot;;[.E26]))" office:value-type="string" office:string-value=":VIDEO / @自宅 / メモ / guitar,gt / 演奏、play / g-1204-3 / et-1 r,for=tapping,patt-4(6),file=1202-4,t.80,patt-4(6)-1.n,R=3">
            <text:p>:VIDEO / @自宅 / メモ / guitar,gt / 演奏、play / g-1204-3 / et-1 r,for=tapping,patt-4(6),file=1202-4,t.80,patt-4(6)-1.n,R=3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formula="of:=[.A26]+1" office:value-type="float" office:value="26">
            <text:p>26</text:p>
          </table:table-cell>
          <table:table-cell table:style-name="ce3" office:value-type="string">
            <text:p>2019-12-04_18-34-42_000.mov</text:p>
          </table:table-cell>
          <table:table-cell table:style-name="ce6" office:value-type="string">
            <text:p>:VIDEO / @自宅 / メモ / guitar,gt / 演奏、play / g-1204-4 / et-1 r,for=tapping,patt-4(6)-2,R=4</text:p>
          </table:table-cell>
          <table:table-cell table:style-name="ce21"/>
          <table:table-cell table:style-name="ce3"/>
          <table:table-cell table:style-name="ce3"/>
          <table:table-cell table:style-name="ce28" table:formula="of:=IF([.E27]=&quot;&quot;;[.C27];CONCATENATE([.C27];&quot; / &quot;;[.E27]))" office:value-type="string" office:string-value=":VIDEO / @自宅 / メモ / guitar,gt / 演奏、play / g-1204-4 / et-1 r,for=tapping,patt-4(6)-2,R=4">
            <text:p>:VIDEO / @自宅 / メモ / guitar,gt / 演奏、play / g-1204-4 / et-1 r,for=tapping,patt-4(6)-2,R=4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28]=&quot;&quot;;[.C28];CONCATENATE([.C28];&quot; / &quot;;[.E2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29]=&quot;&quot;;[.C29];CONCATENATE([.C29];&quot; / &quot;;[.E2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8" table:formula="of:=IF([.E30]=&quot;&quot;;[.C30];CONCATENATE([.C30];&quot; / &quot;;[.E3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1]=&quot;&quot;;[.C31];CONCATENATE([.C31];&quot; / &quot;;[.E3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2]=&quot;&quot;;[.C32];CONCATENATE([.C32];&quot; / &quot;;[.E3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3]=&quot;&quot;;[.C33];CONCATENATE([.C33];&quot; / &quot;;[.E3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4]=&quot;&quot;;[.C34];CONCATENATE([.C34];&quot; / &quot;;[.E3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5]=&quot;&quot;;[.C35];CONCATENATE([.C35];&quot; / &quot;;[.E3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36]=&quot;&quot;;[.C36];CONCATENATE([.C36];&quot; / &quot;;[.E3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37]=&quot;&quot;;[.C37];CONCATENATE([.C37];&quot; / &quot;;[.E3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38]=&quot;&quot;;[.C38];CONCATENATE([.C38];&quot; / &quot;;[.E3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39]=&quot;&quot;;[.C39];CONCATENATE([.C39];&quot; / &quot;;[.E3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8" table:formula="of:=IF([.E40]=&quot;&quot;;[.C40];CONCATENATE([.C40];&quot; / &quot;;[.E4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8" table:formula="of:=IF([.E41]=&quot;&quot;;[.C41];CONCATENATE([.C41];&quot; / &quot;;[.E4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2]=&quot;&quot;;[.C42];CONCATENATE([.C42];&quot; / &quot;;[.E4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3]=&quot;&quot;;[.C43];CONCATENATE([.C43];&quot; / &quot;;[.E4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4]=&quot;&quot;;[.C44];CONCATENATE([.C44];&quot; / &quot;;[.E4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45]=&quot;&quot;;[.C45];CONCATENATE([.C45];&quot; / &quot;;[.E4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6]=&quot;&quot;;[.C46];CONCATENATE([.C46];&quot; / &quot;;[.E4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7]=&quot;&quot;;[.C47];CONCATENATE([.C47];&quot; / &quot;;[.E4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8]=&quot;&quot;;[.C48];CONCATENATE([.C48];&quot; / &quot;;[.E4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49]=&quot;&quot;;[.C49];CONCATENATE([.C49];&quot; / &quot;;[.E4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8" table:formula="of:=IF([.E50]=&quot;&quot;;[.C50];CONCATENATE([.C50];&quot; / &quot;;[.E5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1]=&quot;&quot;;[.C51];CONCATENATE([.C51];&quot; / &quot;;[.E5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2]=&quot;&quot;;[.C52];CONCATENATE([.C52];&quot; / &quot;;[.E5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20"/>
          <table:table-cell table:style-name="ce3"/>
          <table:table-cell table:style-name="ce3"/>
          <table:table-cell table:style-name="ce28" table:formula="of:=IF([.E53]=&quot;&quot;;[.C53];CONCATENATE([.C53];&quot; / &quot;;[.E5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8" table:formula="of:=IF([.E54]=&quot;&quot;;[.C54];CONCATENATE([.C54];&quot; / &quot;;[.E5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5]=&quot;&quot;;[.C55];CONCATENATE([.C55];&quot; / &quot;;[.E5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6]=&quot;&quot;;[.C56];CONCATENATE([.C56];&quot; / &quot;;[.E5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7]=&quot;&quot;;[.C57];CONCATENATE([.C57];&quot; / &quot;;[.E5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8]=&quot;&quot;;[.C58];CONCATENATE([.C58];&quot; / &quot;;[.E5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59]=&quot;&quot;;[.C59];CONCATENATE([.C59];&quot; / &quot;;[.E5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0]=&quot;&quot;;[.C60];CONCATENATE([.C60];&quot; / &quot;;[.E60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28" table:formula="of:=IF([.E61]=&quot;&quot;;[.C61];CONCATENATE([.C61];&quot; / &quot;;[.E61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8" table:formula="of:=IF([.E62]=&quot;&quot;;[.C62];CONCATENATE([.C62];&quot; / &quot;;[.E62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3]=&quot;&quot;;[.C63];CONCATENATE([.C63];&quot; / &quot;;[.E63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4]=&quot;&quot;;[.C64];CONCATENATE([.C64];&quot; / &quot;;[.E64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5]=&quot;&quot;;[.C65];CONCATENATE([.C65];&quot; / &quot;;[.E65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8" table:formula="of:=IF([.E66]=&quot;&quot;;[.C66];CONCATENATE([.C66];&quot; / &quot;;[.E66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7]=&quot;&quot;;[.C67];CONCATENATE([.C67];&quot; / &quot;;[.E67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8]=&quot;&quot;;[.C68];CONCATENATE([.C68];&quot; / &quot;;[.E68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69]=&quot;&quot;;[.C69];CONCATENATE([.C69];&quot; / &quot;;[.E69]))" office:value-type="float" office:value="0">
            <text:p>0</text:p>
          </table:table-cell>
          <table:table-cell table:style-name="ce29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8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1"/>
          <table:table-cell table:style-name="ce3"/>
          <table:table-cell table:style-name="ce3"/>
          <table:table-cell table:style-name="ce3"/>
          <table:table-cell table:style-name="ce28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8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2"/>
          <table:table-cell table:number-columns-repeated="3"/>
          <table:table-cell table:style-name="ce28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3" office:value-type="float" office:value="29">
            <text:p>29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float" office:value="27">
            <text:p>27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4" office:value-type="float" office:value="27">
            <text:p>27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5" table:formula="of:=COUNTBLANK([.$C$2:.C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5" table:formula="of:=COUNTIF([.$C$2:.$C27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sumOf_XXXs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5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5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5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5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5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5" table:formula="of:=COUNTIF([.$C$2:.$C27];[.B272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5" table:formula="of:=COUNTIF([.$C$2:.$C27];[.B27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5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5" table:formula="of:=COUNTIF([.$C$2:.$C2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 table:number-rows-repeated="2416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84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2019/12/05</text:date>, <text:time>09:28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5T09:28:45.45</dc:date>
    <dc:creator>iwabuchi ken</dc:creator>
    <meta:editing-duration>P14DT1H5M52S</meta:editing-duration>
    <meta:editing-cycles>5710</meta:editing-cycles>
    <meta:document-statistic meta:table-count="1" meta:cell-count="762" meta:object-count="0"/>
  </office:meta>
</office:document-meta>
</file>